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1"/>
        <table:table-column table:style-name="co1" table:number-columns-repeated="2" table:default-cell-style-name="ce15"/>
        <table:table-column table:style-name="co1" table:default-cell-style-name="ce13"/>
        <table:table-column table:style-name="co2" table:default-cell-style-name="ce14"/>
        <table:table-column table:style-name="co3" table:default-cell-style-name="ce14"/>
        <table:table-column table:style-name="co1" table:number-columns-repeated="3" table:default-cell-style-name="ce11"/>
        <table:table-row table:style-name="ro1">
          <table:table-cell/>
          <table:table-cell table:style-name="ce11" table:number-columns-repeated="5"/>
          <table:table-cell table:number-columns-repeated="3"/>
        </table:table-row>
        <table:table-row table:style-name="ro1">
          <table:table-cell/>
          <table:table-cell table:style-name="ce12" office:value-type="string" calcext:value-type="string" table:number-columns-spanned="5" table:number-rows-spanned="1">
            <text:p>Checklist de la tasca</text:p>
          </table:table-cell>
          <table:covered-table-cell table:number-columns-repeated="4" table:style-name="Default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ce15"/>
          <table:table-cell table:style-name="ce13" office:value-type="string" calcext:value-type="string">
            <text:p>SI</text:p>
          </table:table-cell>
          <table:table-cell table:style-name="ce13" office:value-type="string" calcext:value-type="string">
            <text:p>NO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Fulls de càlcul offline</text:p>
          </table:table-cell>
          <table:covered-table-cell/>
          <table:covered-table-cell office:value-type="string" calcext:value-type="string">
            <text:p>-1a App</text:p>
          </table:covered-table-cell>
          <table:table-cell table:number-columns-repeated="5"/>
        </table:table-row>
        <table:table-row table:style-name="ro2">
          <table:table-cell/>
          <table:table-cell table:style-name="ce14" table:number-columns-spanned="1" table:number-rows-spanned="15"/>
          <table:table-cell table:style-name="ce13" office:value-type="string" calcext:value-type="string" table:number-columns-spanned="2" table:number-rows-spanned="1">
            <text:p>1. Personalitzar els fulls de càlcul</text:p>
          </table:table-cell>
          <table:covered-table-cell office:value-type="string" calcext:value-type="string">
            <text:p>0a App</text:p>
          </table:covered-table-cell>
          <table:table-cell table:number-columns-repeated="5"/>
        </table:table-row>
        <table:table-row table:style-name="ro1">
          <table:table-cell/>
          <table:covered-table-cell/>
          <table:table-cell table:style-name="ce14" table:number-columns-spanned="1" table:number-rows-spanned="2"/>
          <table:table-cell office:value-type="string" calcext:value-type="string">
            <text:p>1a Ap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a Ap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13" office:value-type="string" calcext:value-type="string" table:number-columns-spanned="2" table:number-rows-spanned="1">
            <text:p>2. Plantilles</text:p>
          </table:table-cell>
          <table:covered-table-cell table:style-name="ce15"/>
          <table:table-cell table:number-columns-repeated="5"/>
        </table:table-row>
        <table:table-row table:style-name="ro1">
          <table:table-cell/>
          <table:covered-table-cell/>
          <table:table-cell table:style-name="ce14" table:number-columns-spanned="1" table:number-rows-spanned="3"/>
          <table:table-cell office:value-type="string" calcext:value-type="string">
            <text:p>Check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13" office:value-type="string" calcext:value-type="string" table:number-columns-spanned="2" table:number-rows-spanned="1">
            <text:p>3. Importar / Exportar</text:p>
          </table:table-cell>
          <table:covered-table-cell table:style-name="ce15"/>
          <table:table-cell table:number-columns-repeated="5"/>
        </table:table-row>
        <table:table-row table:style-name="ro1">
          <table:table-cell/>
          <table:covered-table-cell/>
          <table:table-cell table:style-name="ce14" table:number-columns-spanned="1" table:number-rows-spanned="3"/>
          <table:table-cell office:value-type="string" calcext:value-type="string">
            <text:p>Export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mpor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rregid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13" office:value-type="string" calcext:value-type="string" table:number-columns-spanned="2" table:number-rows-spanned="1">
            <text:p>4. Macros</text:p>
          </table:table-cell>
          <table:covered-table-cell table:style-name="ce15"/>
          <table:table-cell table:number-columns-repeated="5"/>
        </table:table-row>
        <table:table-row table:style-name="ro1">
          <table:table-cell/>
          <table:covered-table-cell/>
          <table:table-cell table:style-name="ce14" table:number-columns-spanned="1" table:number-rows-spanned="3"/>
          <table:table-cell office:value-type="string" calcext:value-type="string">
            <text:p>Major &gt; 10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Parell o Senar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Calculadora de canvis de ba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ce15"/>
          <table:table-cell table:number-columns-repeated="5"/>
        </table:table-row>
        <table:table-row table:style-name="ro1">
          <table:table-cell/>
          <table:table-cell table:style-name="ce14" table:number-columns-spanned="1" table:number-rows-spanned="20"/>
          <table:table-cell table:style-name="ce13" office:value-type="string" calcext:value-type="string" table:number-columns-spanned="2" table:number-rows-spanned="1">
            <text:p>1. Plantilles</text:p>
          </table:table-cell>
          <table:covered-table-cell table:style-name="ce15"/>
          <table:table-cell table:number-columns-repeated="5"/>
        </table:table-row>
        <table:table-row table:style-name="ro1">
          <table:table-cell/>
          <table:covered-table-cell/>
          <table:table-cell table:style-name="ce14" table:number-columns-spanned="1" table:number-rows-spanned="4"/>
          <table:table-cell office:value-type="string" calcext:value-type="string">
            <text:p>Checkli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Llista de notes fina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13" office:value-type="string" calcext:value-type="string" table:number-columns-spanned="2" table:number-rows-spanned="1">
            <text:p>2. Gràfics a partir del quadern de notes</text:p>
          </table:table-cell>
          <table:covered-table-cell table:style-name="ce15"/>
          <table:table-cell table:number-columns-repeated="5"/>
        </table:table-row>
        <table:table-row table:style-name="ro2">
          <table:table-cell/>
          <table:covered-table-cell/>
          <table:table-cell table:style-name="ce14" table:number-columns-spanned="1" table:number-rows-spanned="4"/>
          <table:table-cell office:value-type="string" calcext:value-type="string">
            <text:p>Gràfic de bar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ràfic circu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itja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Gràfic de lín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13" office:value-type="string" calcext:value-type="string" table:number-columns-spanned="2" table:number-rows-spanned="1">
            <text:p>3. Document notes finals amb filtres</text:p>
          </table:table-cell>
          <table:covered-table-cell table:style-name="ce15"/>
          <table:table-cell table:number-columns-repeated="5"/>
        </table:table-row>
        <table:table-row table:style-name="ro1">
          <table:table-cell/>
          <table:covered-table-cell/>
          <table:table-cell table:style-name="ce14" table:number-columns-spanned="1" table:number-rows-spanned="3"/>
          <table:table-cell office:value-type="string" calcext:value-type="string">
            <text:p>Per no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rde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rotecció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13" office:value-type="string" calcext:value-type="string" table:number-columns-spanned="2" table:number-rows-spanned="1">
            <text:p>4. Macros</text:p>
          </table:table-cell>
          <table:covered-table-cell table:style-name="ce15"/>
          <table:table-cell table:number-columns-repeated="5"/>
        </table:table-row>
        <table:table-row table:style-name="ro2">
          <table:table-cell/>
          <table:covered-table-cell/>
          <table:table-cell table:style-name="ce14" table:number-columns-spanned="1" table:number-rows-spanned="2"/>
          <table:table-cell office:value-type="string" calcext:value-type="string">
            <text:p>Selecció més d'un va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nviar correu amb no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13" office:value-type="string" calcext:value-type="string" table:number-columns-spanned="2" table:number-rows-spanned="1">
            <text:p>5. Formulari</text:p>
          </table:table-cell>
          <table:covered-table-cell table:style-name="ce15"/>
          <table:table-cell table:number-columns-repeated="5"/>
        </table:table-row>
        <table:table-row table:style-name="ro1">
          <table:table-cell/>
          <table:covered-table-cell/>
          <table:table-cell table:style-name="ce14" table:number-columns-spanned="1" table:number-rows-spanned="2"/>
          <table:table-cell office:value-type="string" calcext:value-type="string">
            <text:p>Enques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nviar als company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number-columns-spanned="1" table:number-rows-spanned="3"/>
          <table:table-cell table:style-name="ce13" office:value-type="string" calcext:value-type="string" table:number-columns-spanned="2" table:number-rows-spanned="1">
            <text:p>El document té totes les parts correctes</text:p>
          </table:table-cell>
          <table:covered-table-cell table:style-name="ce1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13" office:value-type="string" calcext:value-type="string" table:number-columns-spanned="2" table:number-rows-spanned="1">
            <text:p>No hi ha faltes d'ortografia</text:p>
          </table:table-cell>
          <table:covered-table-cell table:style-name="ce1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13" office:value-type="string" calcext:value-type="string" table:number-columns-spanned="2" table:number-rows-spanned="1">
            <text:p>S'ha entregat en el temps proposat</text:p>
          </table:table-cell>
          <table:covered-table-cell table:style-name="ce1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16" table:number-columns-spanned="2" table:number-rows-spanned="1"/>
          <table:covered-table-cell table:style-name="Default"/>
          <table:table-cell table:style-name="ce11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 :</text:p>
          </table:table-cell>
          <table:table-cell table:style-name="Default" table:formula="of:=COUNTIF([.E6:.E43];1)" office:value-type="float" office:value="18" calcext:value-type="float">
            <text:p>18</text:p>
          </table:table-cell>
          <table:table-cell table:style-name="Default" table:formula="of:=COUNTIF([.F6:.F43];1)" office:value-type="float" office:value="11" calcext:value-type="float">
            <text:p>11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0:25:54.829892204</meta:creation-date>
    <dc:date>2024-01-12T09:52:23.731075879</dc:date>
    <meta:editing-duration>PT1H32M44S</meta:editing-duration>
    <meta:editing-cycles>2</meta:editing-cycles>
    <meta:generator>LibreOffice/7.3.7.2$Linux_X86_64 LibreOffice_project/30$Build-2</meta:generator>
    <meta:document-statistic meta:table-count="1" meta:cell-count="107" meta:object-count="0"/>
  </office:meta>
</office:document-meta>
</file>